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03415" officeooo:paragraph-rsid="00003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7:58:12.032724126</meta:creation-date>
    <dc:date>2023-06-08T17:58:33.540681489</dc:date>
    <meta:editing-duration>PT22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